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7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MATTHEW 20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PARABLE (20:1-16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PARABLE (20:1-16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analogy (20:1a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agreement (20:1b-7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The agreement (20:1b-7)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The work wages (20:2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The work schedule (20:1b, 3-7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<text:s text:c="1"/>The work schedule (20:1b, 3-7)<text:s text:c="1"/></text:span><text:span text:style-name="a472" text:class-names=""/></text:p>
          </draw:text-box>
          <svg:title/>
          <svg:desc/>
        </draw:frame>
        <draw:frame draw:id="id90" presentation:style-name="a493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Some work from 6:00 A.M. to 6:00 P.M. (20:1b).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Some work from 9:00 A.M. to 6:00 P.M. (20:3-4).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Some work from noon to 6:00 P.M. (20:5a).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Some work from 3:00 P.M. to 6:00 P.M. (20:5b).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><text:s text:c="1"/>Some work from 5:00 P.M. to 6:00 P.M. (20:6-7).<text:s text:c="1"/>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/></text:p>
              </text:list-item>
            </text:list>
          </draw:text-box>
          <svg:title/>
          <svg:desc/>
        </draw:frame>
      </draw:page>
      <draw:page draw:name="Slide5" draw:style-name="a494" draw:master-page-name="Master1-Layout12-tx-Title-and-Text" presentation:presentation-page-layout-name="Master1-PPL12" draw:id="Slide-260">
        <draw:frame draw:id="id91" presentation:style-name="a498" draw:name="Title 1" svg:x="1.38in" svg:y="0.4in" svg:width="10.6in" svg:height="1.44965in" presentation:class="title" presentation:placeholder="false">
          <draw:text-box>
            <text:p text:style-name="a497" text:class-names="" text:cond-style-name=""><text:span text:style-name="a495" text:class-names=""><text:s text:c="1"/>The agreement (20:1b-7)<text:s text:c="1"/></text:span><text:span text:style-name="a496" text:class-names=""/></text:p>
          </draw:text-box>
          <svg:title/>
          <svg:desc/>
        </draw:frame>
        <draw:frame draw:id="id92" presentation:style-name="a508" draw:name="Text Placeholder 2" svg:x="1.38in" svg:y="2in" svg:width="9.4in" svg:height="4.75868in" presentation:class="outline" presentation:placeholder="false">
          <draw:text-box>
            <text:list text:style-name="a501">
              <text:list-item>
                <text:p text:style-name="a500" text:class-names="" text:cond-style-name=""><text:span text:style-name="a499" text:class-names=""><text:s text:c="1"/>The work wages (20:2):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><text:s text:c="1"/>The work schedule (20:1b, 3-7)<text:s text:c="1"/>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/></text:p>
              </text:list-item>
            </text:list>
          </draw:text-box>
          <svg:title/>
          <svg:desc/>
        </draw:frame>
      </draw:page>
      <draw:page draw:name="Slide6" draw:style-name="a509" draw:master-page-name="Master1-Layout12-tx-Title-and-Text" presentation:presentation-page-layout-name="Master1-PPL12" draw:id="Slide-261">
        <draw:frame draw:id="id93" presentation:style-name="a513" draw:name="Title 1" svg:x="1.38in" svg:y="0.4in" svg:width="10.6in" svg:height="1.44965in" presentation:class="title" presentation:placeholder="false">
          <draw:text-box>
            <text:p text:style-name="a512" text:class-names="" text:cond-style-name=""><text:span text:style-name="a510" text:class-names="">THE PARABLE (20:1-16)<text:s text:c="1"/></text:span><text:span text:style-name="a511" text:class-names=""/></text:p>
          </draw:text-box>
          <svg:title/>
          <svg:desc/>
        </draw:frame>
        <draw:frame draw:id="id94" presentation:style-name="a526" draw:name="Text Placeholder 2" svg:x="1.38in" svg:y="2in" svg:width="9.4in" svg:height="4.75868in" presentation:class="outline" presentation:placeholder="false">
          <draw:text-box>
            <text:list text:style-name="a516">
              <text:list-item>
                <text:p text:style-name="a515" text:class-names="" text:cond-style-name=""><text:span text:style-name="a514" text:class-names=""><text:s text:c="1"/>The analogy (20:1a):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><text:s text:c="1"/>The agreement (20:1b-7)<text:s text:c="1"/>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><text:s text:c="1"/>The argument (20:8-15)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/></text:p>
              </text:list-item>
            </text:list>
          </draw:text-box>
          <svg:title/>
          <svg:desc/>
        </draw:frame>
      </draw:page>
      <draw:page draw:name="Slide7" draw:style-name="a527" draw:master-page-name="Master1-Layout12-tx-Title-and-Text" presentation:presentation-page-layout-name="Master1-PPL12" draw:id="Slide-262">
        <draw:frame draw:id="id95" presentation:style-name="a531" draw:name="Title 1" svg:x="1.38in" svg:y="0.4in" svg:width="10.6in" svg:height="1.44965in" presentation:class="title" presentation:placeholder="false">
          <draw:text-box>
            <text:p text:style-name="a530" text:class-names="" text:cond-style-name=""><text:span text:style-name="a528" text:class-names=""><text:s text:c="1"/>The argument (20:8-15)<text:s text:c="1"/></text:span><text:span text:style-name="a529" text:class-names=""/></text:p>
          </draw:text-box>
          <svg:title/>
          <svg:desc/>
        </draw:frame>
        <draw:frame draw:id="id96" presentation:style-name="a547" draw:name="Text Placeholder 2" svg:x="1.38in" svg:y="2in" svg:width="9.4in" svg:height="4.75868in" presentation:class="outline" presentation:placeholder="false">
          <draw:text-box>
            <text:list text:style-name="a534">
              <text:list-item>
                <text:p text:style-name="a533" text:class-names="" text:cond-style-name=""><text:span text:style-name="a532" text:class-names=""><text:s text:c="1"/>The payoff (20:8):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><text:s text:c="1"/>The pay (20:9-10):<text:s text:c="1"/>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><text:s text:c="1"/>The protest (20:11-12):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><text:s text:c="1"/>The pronouncement (20:13-15):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/></text:p>
              </text:list-item>
            </text:list>
          </draw:text-box>
          <svg:title/>
          <svg:desc/>
        </draw:frame>
      </draw:page>
      <draw:page draw:name="Slide8" draw:style-name="a548" draw:master-page-name="Master1-Layout12-tx-Title-and-Text" presentation:presentation-page-layout-name="Master1-PPL12" draw:id="Slide-263">
        <draw:frame draw:id="id97" presentation:style-name="a552" draw:name="Title 1" svg:x="1.38in" svg:y="0.4in" svg:width="10.6in" svg:height="1.44965in" presentation:class="title" presentation:placeholder="false">
          <draw:text-box>
            <text:p text:style-name="a551" text:class-names="" text:cond-style-name=""><text:span text:style-name="a549" text:class-names=""><text:s text:c="1"/>The pronouncement (20:13-15):<text:s text:c="1"/></text:span><text:span text:style-name="a550" text:class-names=""/></text:p>
          </draw:text-box>
          <svg:title/>
          <svg:desc/>
        </draw:frame>
        <draw:frame draw:id="id98" presentation:style-name="a562" draw:name="Text Placeholder 2" svg:x="1.38in" svg:y="2in" svg:width="9.4in" svg:height="4.75868in" presentation:class="outline" presentation:placeholder="false">
          <draw:text-box>
            <text:list text:style-name="a555">
              <text:list-item>
                <text:p text:style-name="a554" text:class-names="" text:cond-style-name=""><text:span text:style-name="a553" text:class-names=""><text:s text:c="1"/>He has paid them what he promised (20:13).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><text:s text:c="1"/>He can pay anyone anything he wants (20:14-15).<text:s text:c="1"/>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/></text:p>
              </text:list-item>
            </text:list>
          </draw:text-box>
          <svg:title/>
          <svg:desc/>
        </draw:frame>
      </draw:page>
      <draw:page draw:name="Slide9" draw:style-name="a563" draw:master-page-name="Master1-Layout12-tx-Title-and-Text" presentation:presentation-page-layout-name="Master1-PPL12" draw:id="Slide-264">
        <draw:frame draw:id="id99" presentation:style-name="a567" draw:name="Title 1" svg:x="1.38in" svg:y="0.4in" svg:width="10.6in" svg:height="1.44965in" presentation:class="title" presentation:placeholder="false">
          <draw:text-box>
            <text:p text:style-name="a566" text:class-names="" text:cond-style-name=""><text:span text:style-name="a564" text:class-names=""><text:s text:c="1"/>The argument (20:8-15)<text:s text:c="1"/></text:span><text:span text:style-name="a565" text:class-names=""/></text:p>
          </draw:text-box>
          <svg:title/>
          <svg:desc/>
        </draw:frame>
        <draw:frame draw:id="id100" presentation:style-name="a583" draw:name="Text Placeholder 2" svg:x="1.38in" svg:y="2in" svg:width="9.4in" svg:height="4.75868in" presentation:class="outline" presentation:placeholder="false">
          <draw:text-box>
            <text:list text:style-name="a570">
              <text:list-item>
                <text:p text:style-name="a569" text:class-names="" text:cond-style-name=""><text:span text:style-name="a568" text:class-names=""><text:s text:c="1"/>The payoff (20:8):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<text:s text:c="1"/>The pay (20:9-10):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<text:s text:c="1"/>The protest (20:11-12):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><text:s text:c="1"/>The pronouncement (20:13-15):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/></text:p>
              </text:list-item>
            </text:list>
          </draw:text-box>
          <svg:title/>
          <svg:desc/>
        </draw:frame>
      </draw:page>
      <draw:page draw:name="Slide10" draw:style-name="a584" draw:master-page-name="Master1-Layout12-tx-Title-and-Text" presentation:presentation-page-layout-name="Master1-PPL12" draw:id="Slide-265">
        <draw:frame draw:id="id101" presentation:style-name="a588" draw:name="Title 1" svg:x="1.38in" svg:y="0.4in" svg:width="10.6in" svg:height="1.44965in" presentation:class="title" presentation:placeholder="false">
          <draw:text-box>
            <text:p text:style-name="a587" text:class-names="" text:cond-style-name=""><text:span text:style-name="a585" text:class-names="">THE PARABLE (20:1-16)<text:s text:c="1"/></text:span><text:span text:style-name="a586" text:class-names=""/></text:p>
          </draw:text-box>
          <svg:title/>
          <svg:desc/>
        </draw:frame>
        <draw:frame draw:id="id102" presentation:style-name="a604" draw:name="Text Placeholder 2" svg:x="1.38in" svg:y="2in" svg:width="9.4in" svg:height="4.75868in" presentation:class="outline" presentation:placeholder="false">
          <draw:text-box>
            <text:list text:style-name="a591">
              <text:list-item>
                <text:p text:style-name="a590" text:class-names="" text:cond-style-name=""><text:span text:style-name="a589" text:class-names=""><text:s text:c="1"/>The analogy (20:1a):<text:s text:c="1"/>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><text:s text:c="1"/>The agreement (20:1b-7)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><text:s text:c="1"/>The argument (20:8-15)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><text:s text:c="1"/>The application (20:16):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/></text:p>
              </text:list-item>
            </text:list>
          </draw:text-box>
          <svg:title/>
          <svg:desc/>
        </draw:frame>
      </draw:page>
      <draw:page draw:name="Slide11" draw:style-name="a605" draw:master-page-name="Master1-Layout12-tx-Title-and-Text" presentation:presentation-page-layout-name="Master1-PPL12" draw:id="Slide-266">
        <draw:frame draw:id="id103" presentation:style-name="a609" draw:name="Title 1" svg:x="1.38in" svg:y="0.4in" svg:width="10.6in" svg:height="1.44965in" presentation:class="title" presentation:placeholder="false">
          <draw:text-box>
            <text:p text:style-name="a608" text:class-names="" text:cond-style-name=""><text:span text:style-name="a606" text:class-names="">MATTHEW 20</text:span><text:span text:style-name="a607" text:class-names=""/></text:p>
          </draw:text-box>
          <svg:title/>
          <svg:desc/>
        </draw:frame>
        <draw:frame draw:id="id104" presentation:style-name="a619" draw:name="Text Placeholder 2" svg:x="1.38in" svg:y="2in" svg:width="9.4in" svg:height="4.75868in" presentation:class="outline" presentation:placeholder="false">
          <draw:text-box>
            <text:list text:style-name="a612">
              <text:list-item>
                <text:p text:style-name="a611" text:class-names="" text:cond-style-name=""><text:span text:style-name="a610" text:class-names="">THE PARABLE (20:1-16)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>THE PREDICTION (20:17-19):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/></text:p>
              </text:list-item>
            </text:list>
          </draw:text-box>
          <svg:title/>
          <svg:desc/>
        </draw:frame>
      </draw:page>
      <draw:page draw:name="Slide12" draw:style-name="a620" draw:master-page-name="Master1-Layout1-title-Title-Slide" presentation:presentation-page-layout-name="Master1-PPL1" draw:id="Slide-267">
        <draw:frame draw:id="id105" presentation:style-name="a624" draw:name="Title 1" svg:x="1.38in" svg:y="0.83in" svg:width="10.3in" svg:height="4.42in" presentation:class="title" presentation:placeholder="false">
          <draw:text-box>
            <text:p text:style-name="a623" text:class-names="" text:cond-style-name=""><text:span text:style-name="a621" text:class-names="">THE PREDICTION (20:17-19):<text:s text:c="1"/></text:span><text:span text:style-name="a622" text:class-names=""/></text:p>
          </draw:text-box>
          <svg:title/>
          <svg:desc/>
        </draw:frame>
        <draw:frame draw:id="id106" presentation:style-name="a629" draw:name="Subtitle 2" svg:x="1.38in" svg:y="5.25in" svg:width="10.3in" svg:height="1.85in" presentation:class="subtitle" presentation:placeholder="false">
          <draw:text-box>
            <text:p text:style-name="a626" text:class-names="" text:cond-style-name=""><text:span text:style-name="a625" text:class-names=""><text:s text:c="1"/>The grievous event (20:17-19a)<text:s text:c="1"/></text:span></text:p>
            <text:p text:style-name="a628" text:class-names="" text:cond-style-name=""><text:span text:style-name="a627" text:class-names=""/></text:p>
          </draw:text-box>
          <svg:title/>
          <svg:desc/>
        </draw:frame>
      </draw:page>
      <draw:page draw:name="Slide13" draw:style-name="a630" draw:master-page-name="Master1-Layout12-tx-Title-and-Text" presentation:presentation-page-layout-name="Master1-PPL12" draw:id="Slide-268">
        <draw:frame draw:id="id107" presentation:style-name="a634" draw:name="Title 1" svg:x="1.38in" svg:y="0.4in" svg:width="10.6in" svg:height="1.44965in" presentation:class="title" presentation:placeholder="false">
          <draw:text-box>
            <text:p text:style-name="a633" text:class-names="" text:cond-style-name=""><text:span text:style-name="a631" text:class-names=""><text:s text:c="1"/>The grievous event (20:17-19a)<text:s text:c="1"/></text:span><text:span text:style-name="a632" text:class-names=""/></text:p>
          </draw:text-box>
          <svg:title/>
          <svg:desc/>
        </draw:frame>
        <draw:frame draw:id="id108" presentation:style-name="a647" draw:name="Text Placeholder 2" svg:x="1.38in" svg:y="2in" svg:width="9.4in" svg:height="4.75868in" presentation:class="outline" presentation:placeholder="false">
          <draw:text-box>
            <text:list text:style-name="a637">
              <text:list-item>
                <text:p text:style-name="a636" text:class-names="" text:cond-style-name=""><text:span text:style-name="a635" text:class-names=""><text:s text:c="1"/>His betrayal by Judas (20:17-18a):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><text:s text:c="1"/>His condemnation by the Jewish leaders (20:18b):<text:s text:c="1"/>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><text:s text:c="1"/>His mockery, whipping, and crucifixion by the Romans (20:19a)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/></text:p>
              </text:list-item>
            </text:list>
          </draw:text-box>
          <svg:title/>
          <svg:desc/>
        </draw:frame>
      </draw:page>
      <draw:page draw:name="Slide14" draw:style-name="a648" draw:master-page-name="Master1-Layout12-tx-Title-and-Text" presentation:presentation-page-layout-name="Master1-PPL12" draw:id="Slide-269">
        <draw:frame draw:id="id109" presentation:style-name="a652" draw:name="Title 1" svg:x="1.38in" svg:y="0.4in" svg:width="10.6in" svg:height="1.44965in" presentation:class="title" presentation:placeholder="false">
          <draw:text-box>
            <text:p text:style-name="a651" text:class-names="" text:cond-style-name=""><text:span text:style-name="a649" text:class-names="">THE PREDICTION (20:17-19):<text:s text:c="1"/></text:span><text:span text:style-name="a650" text:class-names=""/></text:p>
          </draw:text-box>
          <svg:title/>
          <svg:desc/>
        </draw:frame>
        <draw:frame draw:id="id110" presentation:style-name="a662" draw:name="Text Placeholder 2" svg:x="1.38in" svg:y="2in" svg:width="9.4in" svg:height="4.75868in" presentation:class="outline" presentation:placeholder="false">
          <draw:text-box>
            <text:list text:style-name="a655">
              <text:list-item>
                <text:p text:style-name="a654" text:class-names="" text:cond-style-name=""><text:span text:style-name="a653" text:class-names=""><text:s text:c="1"/>The grievous event (20:17-19a)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><text:s text:c="1"/>The glorious event (20:19b):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/></text:p>
              </text:list-item>
            </text:list>
          </draw:text-box>
          <svg:title/>
          <svg:desc/>
        </draw:frame>
      </draw:page>
      <draw:page draw:name="Slide15" draw:style-name="a663" draw:master-page-name="Master1-Layout12-tx-Title-and-Text" presentation:presentation-page-layout-name="Master1-PPL12" draw:id="Slide-270">
        <draw:frame draw:id="id111" presentation:style-name="a667" draw:name="Title 1" svg:x="1.38in" svg:y="0.4in" svg:width="10.6in" svg:height="1.44965in" presentation:class="title" presentation:placeholder="false">
          <draw:text-box>
            <text:p text:style-name="a666" text:class-names="" text:cond-style-name=""><text:span text:style-name="a664" text:class-names="">MATTHEW 20</text:span><text:span text:style-name="a665" text:class-names=""/></text:p>
          </draw:text-box>
          <svg:title/>
          <svg:desc/>
        </draw:frame>
        <draw:frame draw:id="id112" presentation:style-name="a680" draw:name="Text Placeholder 2" svg:x="1.38in" svg:y="2in" svg:width="9.4in" svg:height="4.75868in" presentation:class="outline" presentation:placeholder="false">
          <draw:text-box>
            <text:list text:style-name="a670">
              <text:list-item>
                <text:p text:style-name="a669" text:class-names="" text:cond-style-name=""><text:span text:style-name="a668" text:class-names="">THE PARABLE (20:1-16)<text:s text:c="1"/>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>THE PREDICTION (20:17-19):<text:s text:c="1"/>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>THE PETITION (20:20-28)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/></text:p>
              </text:list-item>
            </text:list>
          </draw:text-box>
          <svg:title/>
          <svg:desc/>
        </draw:frame>
      </draw:page>
      <draw:page draw:name="Slide16" draw:style-name="a681" draw:master-page-name="Master1-Layout12-tx-Title-and-Text" presentation:presentation-page-layout-name="Master1-PPL12" draw:id="Slide-271">
        <draw:frame draw:id="id113" presentation:style-name="a685" draw:name="Title 1" svg:x="1.38in" svg:y="0.4in" svg:width="10.6in" svg:height="1.44965in" presentation:class="title" presentation:placeholder="false">
          <draw:text-box>
            <text:p text:style-name="a684" text:class-names="" text:cond-style-name=""><text:span text:style-name="a682" text:class-names="">THE PETITION (20:20-28)<text:s text:c="1"/></text:span><text:span text:style-name="a683" text:class-names=""/></text:p>
          </draw:text-box>
          <svg:title/>
          <svg:desc/>
        </draw:frame>
        <draw:frame draw:id="id114" presentation:style-name="a695" draw:name="Text Placeholder 2" svg:x="1.38in" svg:y="2in" svg:width="9.4in" svg:height="4.75868in" presentation:class="outline" presentation:placeholder="false">
          <draw:text-box>
            <text:list text:style-name="a688">
              <text:list-item>
                <text:p text:style-name="a687" text:class-names="" text:cond-style-name=""><text:span text:style-name="a686" text:class-names=""><text:s text:c="1"/>The request (20:20-21):<text:s text:c="1"/>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><text:s text:c="1"/>The response (20:22-23):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/></text:p>
              </text:list-item>
            </text:list>
          </draw:text-box>
          <svg:title/>
          <svg:desc/>
        </draw:frame>
      </draw:page>
      <draw:page draw:name="Slide17" draw:style-name="a696" draw:master-page-name="Master1-Layout12-tx-Title-and-Text" presentation:presentation-page-layout-name="Master1-PPL12" draw:id="Slide-272">
        <draw:frame draw:id="id115" presentation:style-name="a700" draw:name="Title 1" svg:x="1.38in" svg:y="0.4in" svg:width="10.6in" svg:height="1.44965in" presentation:class="title" presentation:placeholder="false">
          <draw:text-box>
            <text:p text:style-name="a699" text:class-names="" text:cond-style-name=""><text:span text:style-name="a697" text:class-names=""><text:s text:c="1"/>The response (20:22-23):<text:s text:c="1"/></text:span><text:span text:style-name="a698" text:class-names=""/></text:p>
          </draw:text-box>
          <svg:title/>
          <svg:desc/>
        </draw:frame>
        <draw:frame draw:id="id116" presentation:style-name="a710" draw:name="Text Placeholder 2" svg:x="1.38in" svg:y="2in" svg:width="9.4in" svg:height="4.75868in" presentation:class="outline" presentation:placeholder="false">
          <draw:text-box>
            <text:list text:style-name="a703">
              <text:list-item>
                <text:p text:style-name="a702" text:class-names="" text:cond-style-name=""><text:span text:style-name="a701" text:class-names=""><text:s text:c="1"/>Their ignorance (20:22)<text:s text:c="1"/></text:span></text:p>
              </text:list-item>
            </text:list>
            <text:list text:style-name="a706">
              <text:list-item>
                <text:p text:style-name="a705" text:class-names="" text:cond-style-name=""><text:span text:style-name="a704" text:class-names=""><text:s text:c="1"/>His inability (20:23):<text:s text:c="1"/></text:span></text:p>
              </text:list-item>
            </text:list>
            <text:list text:style-name="a709">
              <text:list-item>
                <text:p text:style-name="a708" text:class-names="" text:cond-style-name=""><text:span text:style-name="a707" text:class-names=""/></text:p>
              </text:list-item>
            </text:list>
          </draw:text-box>
          <svg:title/>
          <svg:desc/>
        </draw:frame>
      </draw:page>
      <draw:page draw:name="Slide18" draw:style-name="a711" draw:master-page-name="Master1-Layout12-tx-Title-and-Text" presentation:presentation-page-layout-name="Master1-PPL12" draw:id="Slide-273">
        <draw:frame draw:id="id117" presentation:style-name="a715" draw:name="Title 1" svg:x="1.38in" svg:y="0.4in" svg:width="10.6in" svg:height="1.44965in" presentation:class="title" presentation:placeholder="false">
          <draw:text-box>
            <text:p text:style-name="a714" text:class-names="" text:cond-style-name=""><text:span text:style-name="a712" text:class-names="">THE PETITION (20:20-28)<text:s text:c="1"/></text:span><text:span text:style-name="a713" text:class-names=""/></text:p>
          </draw:text-box>
          <svg:title/>
          <svg:desc/>
        </draw:frame>
        <draw:frame draw:id="id118" presentation:style-name="a731" draw:name="Text Placeholder 2" svg:x="1.38in" svg:y="2in" svg:width="9.4in" svg:height="4.75868in" presentation:class="outline" presentation:placeholder="false">
          <draw:text-box>
            <text:list text:style-name="a718">
              <text:list-item>
                <text:p text:style-name="a717" text:class-names="" text:cond-style-name=""><text:span text:style-name="a716" text:class-names=""><text:s text:c="1"/>The request (20:20-21):<text:s text:c="1"/></text:span></text:p>
              </text:list-item>
            </text:list>
            <text:list text:style-name="a721">
              <text:list-item>
                <text:p text:style-name="a720" text:class-names="" text:cond-style-name=""><text:span text:style-name="a719" text:class-names=""><text:s text:c="1"/>The response (20:22-23):<text:s text:c="1"/></text:span></text:p>
              </text:list-item>
            </text:list>
            <text:list text:style-name="a724">
              <text:list-item>
                <text:p text:style-name="a723" text:class-names="" text:cond-style-name=""><text:span text:style-name="a722" text:class-names=""><text:s text:c="1"/>The resentment (20:24):<text:s text:c="1"/></text:span></text:p>
              </text:list-item>
            </text:list>
            <text:list text:style-name="a727">
              <text:list-item>
                <text:p text:style-name="a726" text:class-names="" text:cond-style-name=""><text:span text:style-name="a725" text:class-names=""><text:s text:c="1"/>The requirement (20:25-28):<text:s text:c="1"/>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/></text:p>
              </text:list-item>
            </text:list>
          </draw:text-box>
          <svg:title/>
          <svg:desc/>
        </draw:frame>
      </draw:page>
      <draw:page draw:name="Slide19" draw:style-name="a732" draw:master-page-name="Master1-Layout12-tx-Title-and-Text" presentation:presentation-page-layout-name="Master1-PPL12" draw:id="Slide-274">
        <draw:frame draw:id="id119" presentation:style-name="a736" draw:name="Title 1" svg:x="1.38in" svg:y="0.4in" svg:width="10.6in" svg:height="1.44965in" presentation:class="title" presentation:placeholder="false">
          <draw:text-box>
            <text:p text:style-name="a735" text:class-names="" text:cond-style-name=""><text:span text:style-name="a733" text:class-names=""><text:s text:c="1"/>The requirement (20:25-28):<text:s text:c="1"/></text:span><text:span text:style-name="a734" text:class-names=""/></text:p>
          </draw:text-box>
          <svg:title/>
          <svg:desc/>
        </draw:frame>
        <draw:frame draw:id="id120" presentation:style-name="a746" draw:name="Text Placeholder 2" svg:x="1.38in" svg:y="2in" svg:width="9.4in" svg:height="4.75868in" presentation:class="outline" presentation:placeholder="false">
          <draw:text-box>
            <text:list text:style-name="a739">
              <text:list-item>
                <text:p text:style-name="a738" text:class-names="" text:cond-style-name=""><text:span text:style-name="a737" text:class-names=""><text:s text:c="1"/>Greatness as viewed by the Gentiles (20:25):<text:s text:c="1"/></text:span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><text:s text:c="1"/>Greatness as viewed by God (20:26-28):<text:s text:c="1"/></text:span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/></text:p>
              </text:list-item>
            </text:list>
          </draw:text-box>
          <svg:title/>
          <svg:desc/>
        </draw:frame>
      </draw:page>
      <draw:page draw:name="Slide20" draw:style-name="a747" draw:master-page-name="Master1-Layout12-tx-Title-and-Text" presentation:presentation-page-layout-name="Master1-PPL12" draw:id="Slide-275">
        <draw:frame draw:id="id121" presentation:style-name="a751" draw:name="Title 1" svg:x="1.38in" svg:y="0.4in" svg:width="10.6in" svg:height="1.44965in" presentation:class="title" presentation:placeholder="false">
          <draw:text-box>
            <text:p text:style-name="a750" text:class-names="" text:cond-style-name=""><text:span text:style-name="a748" text:class-names="">THE PETITION (20:20-28)<text:s text:c="1"/></text:span><text:span text:style-name="a749" text:class-names=""/></text:p>
          </draw:text-box>
          <svg:title/>
          <svg:desc/>
        </draw:frame>
        <draw:frame draw:id="id122" presentation:style-name="a767" draw:name="Text Placeholder 2" svg:x="1.38in" svg:y="2in" svg:width="9.4in" svg:height="4.75868in" presentation:class="outline" presentation:placeholder="false">
          <draw:text-box>
            <text:list text:style-name="a754">
              <text:list-item>
                <text:p text:style-name="a753" text:class-names="" text:cond-style-name=""><text:span text:style-name="a752" text:class-names=""><text:s text:c="1"/>The request (20:20-21):<text:s text:c="1"/></text:span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><text:s text:c="1"/>The response (20:22-23):<text:s text:c="1"/></text:span></text:p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><text:s text:c="1"/>The resentment (20:24):<text:s text:c="1"/></text:span></text:p>
              </text:list-item>
            </text:list>
            <text:list text:style-name="a763">
              <text:list-item>
                <text:p text:style-name="a762" text:class-names="" text:cond-style-name=""><text:span text:style-name="a761" text:class-names=""><text:s text:c="1"/>The requirement (20:25-28):<text:s text:c="1"/></text:span></text:p>
              </text:list-item>
            </text:list>
            <text:list text:style-name="a766">
              <text:list-item>
                <text:p text:style-name="a765" text:class-names="" text:cond-style-name=""><text:span text:style-name="a764" text:class-names=""/></text:p>
              </text:list-item>
            </text:list>
          </draw:text-box>
          <svg:title/>
          <svg:desc/>
        </draw:frame>
      </draw:page>
      <draw:page draw:name="Slide21" draw:style-name="a768" draw:master-page-name="Master1-Layout12-tx-Title-and-Text" presentation:presentation-page-layout-name="Master1-PPL12" draw:id="Slide-276">
        <draw:frame draw:id="id123" presentation:style-name="a772" draw:name="Title 1" svg:x="1.38in" svg:y="0.4in" svg:width="10.6in" svg:height="1.44965in" presentation:class="title" presentation:placeholder="false">
          <draw:text-box>
            <text:p text:style-name="a771" text:class-names="" text:cond-style-name=""><text:span text:style-name="a769" text:class-names="">MATTHEW 20</text:span><text:span text:style-name="a770" text:class-names=""/></text:p>
          </draw:text-box>
          <svg:title/>
          <svg:desc/>
        </draw:frame>
        <draw:frame draw:id="id124" presentation:style-name="a788" draw:name="Text Placeholder 2" svg:x="1.38in" svg:y="2in" svg:width="9.4in" svg:height="4.75868in" presentation:class="outline" presentation:placeholder="false">
          <draw:text-box>
            <text:list text:style-name="a775">
              <text:list-item>
                <text:p text:style-name="a774" text:class-names="" text:cond-style-name=""><text:span text:style-name="a773" text:class-names="">THE PARABLE (20:1-16)<text:s text:c="1"/></text:span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>THE PREDICTION (20:17-19):<text:s text:c="1"/></text:span></text:p>
              </text:list-item>
            </text:list>
            <text:list text:style-name="a781">
              <text:list-item>
                <text:p text:style-name="a780" text:class-names="" text:cond-style-name=""><text:span text:style-name="a779" text:class-names="">THE PETITION (20:20-28)<text:s text:c="1"/></text:span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>THE PITY (20:29-34)<text:s text:c="1"/></text:span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/></text:p>
              </text:list-item>
            </text:list>
          </draw:text-box>
          <svg:title/>
          <svg:desc/>
        </draw:frame>
      </draw:page>
      <draw:page draw:name="Slide22" draw:style-name="a789" draw:master-page-name="Master1-Layout12-tx-Title-and-Text" presentation:presentation-page-layout-name="Master1-PPL12" draw:id="Slide-277">
        <draw:frame draw:id="id125" presentation:style-name="a793" draw:name="Title 1" svg:x="1.38in" svg:y="0.4in" svg:width="10.6in" svg:height="1.44965in" presentation:class="title" presentation:placeholder="false">
          <draw:text-box>
            <text:p text:style-name="a792" text:class-names="" text:cond-style-name=""><text:span text:style-name="a790" text:class-names="">THE PITY (20:29-34)<text:s text:c="1"/></text:span><text:span text:style-name="a791" text:class-names=""/></text:p>
          </draw:text-box>
          <svg:title/>
          <svg:desc/>
        </draw:frame>
        <draw:frame draw:id="id126" presentation:style-name="a806" draw:name="Text Placeholder 2" svg:x="1.38in" svg:y="2in" svg:width="9.4in" svg:height="4.75868in" presentation:class="outline" presentation:placeholder="false">
          <draw:text-box>
            <text:list text:style-name="a796">
              <text:list-item>
                <text:p text:style-name="a795" text:class-names="" text:cond-style-name=""><text:span text:style-name="a794" text:class-names=""><text:s text:c="1"/>The cries of the blind (20:29-30):<text:s text:c="1"/></text:span></text:p>
              </text:list-item>
            </text:list>
            <text:list text:style-name="a799">
              <text:list-item>
                <text:p text:style-name="a798" text:class-names="" text:cond-style-name=""><text:span text:style-name="a797" text:class-names=""><text:s text:c="1"/>The criticism of the crowd (20:31):<text:s text:c="1"/></text:span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><text:s text:c="1"/>The compassion of the Savior (20:32-34):<text:s text:c="1"/></text:span></text:p>
              </text:list-item>
            </text:list>
            <text:list text:style-name="a805">
              <text:list-item>
                <text:p text:style-name="a804" text:class-names="" text:cond-style-name=""><text:span text:style-name="a803" text:class-names=""/></text:p>
              </text:list-item>
            </text:list>
          </draw:text-box>
          <svg:title/>
          <svg:desc/>
        </draw:frame>
      </draw:page>
      <draw:page draw:name="Slide23" draw:style-name="a807" draw:master-page-name="Master1-Layout12-tx-Title-and-Text" presentation:presentation-page-layout-name="Master1-PPL12" draw:id="Slide-278">
        <draw:frame draw:id="id127" presentation:style-name="a811" draw:name="Title 1" svg:x="1.38in" svg:y="0.4in" svg:width="10.6in" svg:height="1.44965in" presentation:class="title" presentation:placeholder="false">
          <draw:text-box>
            <text:p text:style-name="a810" text:class-names="" text:cond-style-name=""><text:span text:style-name="a808" text:class-names="">MATTHEW 20</text:span><text:span text:style-name="a809" text:class-names=""/></text:p>
          </draw:text-box>
          <svg:title/>
          <svg:desc/>
        </draw:frame>
        <draw:frame draw:id="id128" presentation:style-name="a827" draw:name="Text Placeholder 2" svg:x="1.38in" svg:y="2in" svg:width="9.4in" svg:height="4.75868in" presentation:class="outline" presentation:placeholder="false">
          <draw:text-box>
            <text:list text:style-name="a814">
              <text:list-item>
                <text:p text:style-name="a813" text:class-names="" text:cond-style-name=""><text:span text:style-name="a812" text:class-names="">THE PARABLE (20:1-16)<text:s text:c="1"/></text:span></text:p>
              </text:list-item>
            </text:list>
            <text:list text:style-name="a817">
              <text:list-item>
                <text:p text:style-name="a816" text:class-names="" text:cond-style-name=""><text:span text:style-name="a815" text:class-names="">THE PREDICTION (20:17-19):<text:s text:c="1"/></text:span></text:p>
              </text:list-item>
            </text:list>
            <text:list text:style-name="a820">
              <text:list-item>
                <text:p text:style-name="a819" text:class-names="" text:cond-style-name=""><text:span text:style-name="a818" text:class-names="">THE PETITION (20:20-28)<text:s text:c="1"/></text:span></text:p>
              </text:list-item>
            </text:list>
            <text:list text:style-name="a823">
              <text:list-item>
                <text:p text:style-name="a822" text:class-names="" text:cond-style-name=""><text:span text:style-name="a821" text:class-names="">THE PITY (20:29-34)<text:s text:c="1"/></text:span></text:p>
              </text:list-item>
            </text:list>
            <text:list text:style-name="a826">
              <text:list-item>
                <text:p text:style-name="a825" text:class-names="" text:cond-style-name=""><text:span text:style-name="a82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ATTHEW 20</dc:title>
    <meta:initial-creator>David STRICKLAND</meta:initial-creator>
    <dc:creator>David STRICKLAND</dc:creator>
    <meta:creation-date>2020-02-22T19:30:58Z</meta:creation-date>
    <dc:date>2020-02-22T19:30:59Z</dc:date>
    <meta:template xlink:href="BibleStudy" xlink:type="simple"/>
    <meta:editing-cycles>1</meta:editing-cycles>
    <meta:editing-duration>PT0S</meta:editing-duration>
    <meta:document-statistic meta:paragraph-count="88" meta:word-count="596"/>
  </office:meta>
</office:document-meta>
</file>